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sana Math" svg:font-family="'Asana Math'" style:font-pitch="variable"/>
    <style:font-face style:name="EB Garamond 08 SC" svg:font-family="'EB Garamond 08 SC'" style:font-pitch="variable"/>
    <style:font-face style:name="GFS Didot Rg" svg:font-family="'GFS Didot Rg'" style:font-pitch="variable"/>
    <style:font-face style:name="Garuda" svg:font-family="Garuda" style:font-pitch="variable"/>
    <style:font-face style:name="Linux Libertine Mono O" svg:font-family="'Linux Libertine Mono O'" style:font-pitch="variable"/>
    <style:font-face style:name="TeXGyrePagella" svg:font-family="TeXGyrePagella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Black" svg:font-family="'Noto Sans CJK SC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-width="0.279cm" draw:marker-end-width="0.279cm" draw:fill-color="#ffffff" draw:textarea-horizontal-align="justify" draw:textarea-vertical-align="middle" draw:auto-grow-height="false" fo:min-height="3.896cm" fo:min-width="9.85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34cm" fo:min-width="3.33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652cm" fo:min-width="3.14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06cm" fo:min-width="3.273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705cm" fo:min-width="4.12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705cm" fo:min-width="3.20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84cm" fo:min-width="3.209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47cm" fo:min-width="3.257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2cm" fo:min-width="3.259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_32__20_Dots_20_1_20_Dash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TeXGyrePagella"/>
    </style:style>
    <style:style style:name="P2" style:family="paragraph">
      <loext:graphic-properties draw:fill-color="#ffffff"/>
      <style:paragraph-properties fo:text-align="center"/>
      <style:text-properties style:font-name="TeXGyrePagella" fo:font-size="18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TeXGyrePagella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357cm" svg:height="4.146cm" svg:x="18.964cm" svg:y="3.286cm">
          <text:p text:style-name="P1"><text:span text:style-name="T1">Low level primitiv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0.357cm" svg:height="4.146cm" svg:x="18.964cm" svg:y="10.398cm">
          <text:p text:style-name="P1">Higher order method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019cm" svg:height="1.368cm" svg:x="8.771cm" svg:y="1.254cm">
          <text:p text:style-name="P1"><text:span text:style-name="T1">Py3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019cm" svg:height="3.272cm" svg:x="3.67cm" svg:y="4.586cm">
          <text:p text:style-name="P1">Core data</text:p>
          <text:p text:style-name="P1">struct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4.019cm" svg:height="2.002cm" svg:x="8.771cm" svg:y="4.586cm">
          <text:p text:style-name="P1">Pars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4.019cm" svg:height="2.002cm" svg:x="13.872cm" svg:y="4.586cm">
          <text:p text:style-name="P1">Conver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4.946cm" svg:height="3.273cm" svg:x="3.206cm" svg:y="9.128cm">
          <text:p text:style-name="P1">Visu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6" draw:id="id6" draw:layer="layout" svg:width="4.019cm" svg:height="3.273cm" svg:x="9.08cm" svg:y="9.128cm">
          <text:p text:style-name="P1">Algorith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7" draw:id="id7" draw:layer="layout" svg:width="4.019cm" svg:height="3.273cm" svg:x="13.872cm" svg:y="9.128cm">
          <text:p text:style-name="P1">Wrapp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0.78cm" svg:y1="2.622cm" svg:x2="10.78cm" svg:y2="4.586cm" draw:start-shape="id1" draw:start-glue-point="2" draw:end-shape="id2" draw:end-glue-point="0" svg:d="M10780 2622v1964" svg:viewBox="0 0 1 1965">
          <text:p/>
        </draw:connector>
        <draw:connector draw:style-name="gr7" draw:text-style-name="P3" draw:layer="layout" svg:x1="10.78cm" svg:y1="2.622cm" svg:x2="5.679cm" svg:y2="4.586cm" draw:start-shape="id1" draw:start-glue-point="2" draw:end-shape="id3" draw:end-glue-point="0" svg:d="M10780 2622v983h-5101v981" svg:viewBox="0 0 5102 1965">
          <text:p/>
        </draw:connector>
        <draw:connector draw:style-name="gr7" draw:text-style-name="P3" draw:layer="layout" svg:x1="10.78cm" svg:y1="2.622cm" svg:x2="15.881cm" svg:y2="4.586cm" draw:start-shape="id1" draw:start-glue-point="2" draw:end-shape="id4" draw:end-glue-point="0" svg:d="M10780 2622v983h5101v981" svg:viewBox="0 0 5102 1965">
          <text:p/>
        </draw:connector>
        <draw:connector draw:style-name="gr7" draw:text-style-name="P3" draw:layer="layout" svg:x1="5.679cm" svg:y1="7.858cm" svg:x2="5.679cm" svg:y2="9.128cm" draw:start-shape="id3" draw:start-glue-point="2" draw:end-shape="id5" draw:end-glue-point="0" svg:d="M5679 7858v1270" svg:viewBox="0 0 1 1271">
          <text:p/>
        </draw:connector>
        <draw:connector draw:style-name="gr7" draw:text-style-name="P3" draw:layer="layout" svg:x1="5.679cm" svg:y1="7.858cm" svg:x2="11.089cm" svg:y2="9.128cm" draw:start-shape="id3" draw:start-glue-point="2" draw:end-shape="id6" draw:end-glue-point="0" svg:d="M5679 7858v635h5410v635" svg:viewBox="0 0 5411 1271">
          <text:p/>
        </draw:connector>
        <draw:connector draw:style-name="gr7" draw:text-style-name="P3" draw:layer="layout" svg:x1="5.679cm" svg:y1="7.858cm" svg:x2="15.881cm" svg:y2="9.128cm" draw:start-shape="id3" draw:start-glue-point="2" draw:end-shape="id7" draw:end-glue-point="0" svg:d="M5679 7858v635h10202v635" svg:viewBox="0 0 10203 1271">
          <text:p/>
        </draw:connector>
        <draw:custom-shape draw:style-name="gr8" draw:text-style-name="P3" xml:id="id10" draw:id="id10" draw:layer="layout" svg:width="4.019cm" svg:height="2.644cm" svg:x="9.554cm" svg:y="15.882cm">
          <text:p text:style-name="P1">Community</text:p>
          <text:p text:style-name="P1">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1" draw:id="id11" draw:layer="layout" svg:width="4.019cm" svg:height="2.644cm" svg:x="13.872cm" svg:y="15.882cm">
          <text:p text:style-name="P1">Statist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2" draw:id="id12" draw:layer="layout" svg:width="4.019cm" svg:height="2.644cm" svg:x="18.317cm" svg:y="15.882cm">
          <text:p text:style-name="P1">Node </text:p>
          <text:p text:style-name="P1">ran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8" draw:id="id8" draw:layer="layout" svg:width="4.019cm" svg:height="2.159cm" svg:x="1.381cm" svg:y="12.938cm">
          <text:p text:style-name="P1">Multi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9" draw:id="id9" draw:layer="layout" svg:width="4.019cm" svg:height="2.13cm" svg:x="5.871cm" svg:y="12.967cm">
          <text:p text:style-name="P1">Single</text:p>
          <text:p text:style-name="P1">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5.679cm" svg:y1="12.401cm" svg:x2="3.39cm" svg:y2="12.938cm" draw:start-shape="id5" draw:start-glue-point="2" draw:end-shape="id8" draw:end-glue-point="0" svg:d="M5679 12401v268h-2289v269" svg:viewBox="0 0 2290 538">
          <text:p/>
        </draw:connector>
        <draw:connector draw:style-name="gr11" draw:text-style-name="P4" draw:layer="layout" svg:x1="5.679cm" svg:y1="12.401cm" svg:x2="7.88cm" svg:y2="12.967cm" draw:start-shape="id5" draw:start-glue-point="2" draw:end-shape="id9" draw:end-glue-point="0" svg:d="M5679 12401v283h2201v283" svg:viewBox="0 0 2202 567">
          <text:p/>
        </draw:connector>
        <draw:connector draw:style-name="gr11" draw:text-style-name="P4" draw:layer="layout" svg:x1="11.089cm" svg:y1="12.401cm" svg:x2="11.563cm" svg:y2="15.882cm" draw:start-shape="id6" draw:start-glue-point="2" draw:end-shape="id10" svg:d="M11089 12401v1741h474v1740" svg:viewBox="0 0 475 3482">
          <text:p/>
        </draw:connector>
        <draw:connector draw:style-name="gr11" draw:text-style-name="P4" draw:layer="layout" svg:x1="11.089cm" svg:y1="12.401cm" svg:x2="15.881cm" svg:y2="15.882cm" draw:start-shape="id6" draw:start-glue-point="2" draw:end-shape="id11" draw:end-glue-point="0" svg:d="M11089 12401v1741h4792v1740" svg:viewBox="0 0 4793 3482">
          <text:p/>
        </draw:connector>
        <draw:connector draw:style-name="gr11" draw:text-style-name="P4" draw:layer="layout" svg:x1="11.089cm" svg:y1="12.401cm" svg:x2="20.326cm" svg:y2="15.882cm" draw:start-shape="id6" draw:start-glue-point="2" draw:end-shape="id12" svg:d="M11089 12401v1741h9237v1740" svg:viewBox="0 0 9238 3482">
          <text:p/>
        </draw:connector>
        <draw:line draw:style-name="gr12" draw:text-style-name="P5" draw:layer="layout" svg:x1="1.508cm" svg:y1="8.493cm" svg:x2="28.305cm" svg:y2="8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sana Math" svg:font-family="'Asana Math'" style:font-pitch="variable"/>
    <style:font-face style:name="EB Garamond 08 SC" svg:font-family="'EB Garamond 08 SC'" style:font-pitch="variable"/>
    <style:font-face style:name="GFS Didot Rg" svg:font-family="'GFS Didot Rg'" style:font-pitch="variable"/>
    <style:font-face style:name="Garuda" svg:font-family="Garuda" style:font-pitch="variable"/>
    <style:font-face style:name="Linux Libertine Mono O" svg:font-family="'Linux Libertine Mono O'" style:font-pitch="variable"/>
    <style:font-face style:name="TeXGyrePagella" svg:font-family="TeXGyrePagella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Black" svg:font-family="'Noto Sans CJK SC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0:44:12.112608220</meta:creation-date>
    <dc:date>2018-08-07T11:31:08.762027385</dc:date>
    <meta:editing-duration>PT6M25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